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TP - Exo SQL 2 - Course de chevaux</text:span></text:p>
      <text:p text:style-name="P1"><text:span text:style-name="T2"/></text:p>
      <text:p text:style-name="P1"><text:span text:style-name="T3">Préparation.</text:span><text:span text:style-name="T4"/></text:p>
      <text:p text:style-name="P1"><text:span text:style-name="T4">Télécharger la base de données à l’adresse suivante : coursechevaux.sql</text:span></text:p>
      <text:p text:style-name="P1"><text:span text:style-name="T4">Elle contient les tables cheval, course, courseparticipant et jockey</text:span></text:p>
      <text:p text:style-name="P1"><text:span text:style-name="T4">Ouvrez-la ensuite avec le site<text:s/></text:span><text:a xlink:href="https://sqliteonline.com/"><text:span text:style-name="T5">https://sqliteonline.com/</text:span></text:a><text:span text:style-name="T6"/></text:p>
      <text:p text:style-name="P1"><text:span text:style-name="T7"/></text:p>
      <text:p text:style-name="P1"><text:span text:style-name="T8">Niveau 1.</text:span><text:span text:style-name="T9"/></text:p>
      <text:p text:style-name="P1"><text:span text:style-name="T9">- Construire une requête SQL affichant le nom de tous les chevaux</text:span></text:p>
      <text:p text:style-name="P1"><text:span text:style-name="T9">- Construire une requête SQL affichant le nom et prénom de tous les jockeys</text:span></text:p>
      <text:p text:style-name="P1"><text:span text:style-name="T9">Un nouveau cheval vient d’arriver dans l’écurie de l’hippodrome</text:span></text:p>
      <text:p text:style-name="P1"><text:span text:style-name="T9">Nom du cheval : Digital Phoenix | Sexe : Male | Poids : 532 kg</text:span></text:p>
      <text:p text:style-name="P1"><text:span text:style-name="T9">- Ajouter ce dernier à votre table cheval puis afficher les modifications</text:span></text:p>
      <text:p text:style-name="P1"><text:span text:style-name="T9"/></text:p>
      <text:p text:style-name="P1"><text:span text:style-name="T10">Niveau 2.</text:span><text:span text:style-name="T11"/></text:p>
      <text:p text:style-name="P1"><text:span text:style-name="T11">- Construire une requête affichant le nom de tous les chevaux du sexe Masculin</text:span></text:p>
      <text:p text:style-name="P1"><text:span text:style-name="T11">- Construire une requête affichant le numéro du cheval du jockey « Laurent Midas »</text:span></text:p>
      <text:p text:style-name="P1"><text:span text:style-name="T11">- Construire une requête calculant la distance cumulée de toutes les courses</text:span></text:p>
      <text:p text:style-name="P1"><text:span text:style-name="T11">Notre nouveau cheval Digital Phoenix n’a pas encore de jockey pour sa prochaine course.</text:span></text:p>
      <text:p text:style-name="P1"><text:span text:style-name="T11">- Construire une requête pour mettre à jour le numéro du cheval du jockey né le 5/04/1998</text:span></text:p>
      <text:p text:style-name="P1"><text:span text:style-name="T11"/></text:p>
      <text:p text:style-name="P1"><text:span text:style-name="T12">Niveau 3.</text:span><text:span text:style-name="T13"/></text:p>
      <text:p text:style-name="P1"><text:span text:style-name="T13">- Construire une requête affichant le nom du cheval que sera monter par le jockey portant la</text:span></text:p>
      <text:p text:style-name="P1"><text:span text:style-name="T13">casaque « bleu cassis ».</text:span></text:p>
      <text:p text:style-name="P1"><text:span text:style-name="T13">- Construire une requête affichant le poids moyen des chevaux du prix « Z Fury »</text:span></text:p>
      <text:p text:style-name="P1"><text:span text:style-name="T13">Lors de la course du prix « Final strike » le jockey n°1 se blesse</text:span></text:p>
      <text:p text:style-name="P1"><text:span text:style-name="T13">- Construire une requête pour le retirer de la course.</text:span></text:p>
      <text:p text:style-name="P1"><text:span text:style-name="T13">- Construire une requête affichant la liste des chevaux restants du plus léger au plus lourd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